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Bautz-Str.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rafostat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30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dorfstraße/Im Roßschwei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1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251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jakobstraße 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ierbergstr.141/Am Josefber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.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rastr.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9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harlottenburgerstr. 1-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ulius Brecht Str.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nnenmattenweg/Markgrafstr.2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fsteinerstr.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arlberger 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6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ar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Ih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rkofenstraße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6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edmatten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ENNY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eberainle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Fried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Ba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släger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Weiswei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ä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Niederhausen-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ße/Neustäd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meindeha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